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weight="bold" officeooo:rsid="000c6b71" officeooo:paragraph-rsid="000c6b7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fd060" officeooo:paragraph-rsid="000fd06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c6b71" officeooo:paragraph-rsid="000c6b71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0fd060" officeooo:paragraph-rsid="000fd060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style:font-name="Arial" officeooo:rsid="000c6b71" officeooo:paragraph-rsid="000c6b71"/>
    </style:style>
    <style:style style:name="P6" style:family="paragraph" style:parent-style-name="Standard">
      <loext:graphic-properties draw:fill="none"/>
      <style:paragraph-properties fo:margin-left="0cm" fo:margin-right="-0.101cm" fo:text-align="start" style:justify-single-word="false" fo:text-indent="0cm" style:auto-text-indent="false" fo:background-color="transparent"/>
      <style:text-properties style:font-name="Arial" fo:font-size="14pt" fo:font-weight="bold" officeooo:rsid="000c6b71" officeooo:paragraph-rsid="000c6b7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style:font-name="Arial" fo:font-size="14pt" fo:font-weight="bold" officeooo:rsid="000c6b71" officeooo:paragraph-rsid="000c6b71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style:font-name="Arial" fo:font-size="14pt" fo:font-weight="bold" officeooo:rsid="000e56b4" officeooo:paragraph-rsid="000e56b4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style:font-name="Arial" officeooo:rsid="000e56b4" officeooo:paragraph-rsid="000e56b4"/>
    </style:style>
    <style:style style:name="P10" style:family="paragraph" style:parent-style-name="Standard" style:master-page-name="">
      <loext:graphic-properties draw:fill="none"/>
      <style:paragraph-properties fo:margin-left="0cm" fo:margin-right="-0.101cm" fo:text-indent="0cm" style:auto-text-indent="false" style:page-number="auto" fo:background-color="transparent"/>
      <style:text-properties style:font-name="Arial" officeooo:rsid="000c6b71" officeooo:paragraph-rsid="000c6b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3399ff"/>
    </style:style>
    <style:style style:name="T4" style:family="text">
      <style:text-properties fo:color="#0066cc"/>
    </style:style>
    <style:style style:name="T5" style:family="text">
      <style:text-properties fo:color="#00cc33"/>
    </style:style>
    <style:style style:name="T6" style:family="text">
      <style:text-properties fo:color="#007826"/>
    </style:style>
    <style:style style:name="T7" style:family="text">
      <style:text-properties fo:color="#cc0000"/>
    </style:style>
    <style:style style:name="T8" style:family="text">
      <style:text-properties officeooo:rsid="000ed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 2</text:p>
      <text:p text:style-name="P4"/>
      <text:p text:style-name="P2">Variab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.- Variables</text:p>
      <text:p text:style-name="P3"/>
      <text:p text:style-name="P3"><text:span text:style-name="T2">Definición:</text:span> Es un contenedor de información.</text:p>
      <text:p text:style-name="P3"/>
      <text:p text:style-name="P10">Las variables pueden almacenar valores enteros, decimales, caracteres, cadenas de caracteres, <text:span text:style-name="T8">etc.</text:span></text:p>
      <text:p text:style-name="P5">Puede cambiar su contenido durante la ejecución del programa.</text:p>
      <text:p text:style-name="P5">Java es un lenguaje fuertemente tipado, necesita declarar siempre las variables.</text:p>
      <text:p text:style-name="P5"/>
      <text:p text:style-name="P5">El nombre de una variable debe de ser significativo con el contenido.</text:p>
      <text:p text:style-name="P5"/>
      <text:p text:style-name="P6">2.1.- Enteros</text:p>
      <text:p text:style-name="P5"/>
      <text:p text:style-name="P5">Las variables que van a contener números enteros se declaran con:</text:p>
      <text:p text:style-name="P5"><text:tab/>- byte</text:p>
      <text:p text:style-name="P5"><text:tab/>- short</text:p>
      <text:p text:style-name="P5"><text:tab/>- int</text:p>
      <text:p text:style-name="P5"><text:tab/>- long</text:p>
      <text:p text:style-name="P5"/>
      <text:p text:style-name="P7">2.2.- Decimales</text:p>
      <text:p text:style-name="P5"/>
      <text:p text:style-name="P5">Las variables que van a contener números decimales se declaran con:</text:p>
      <text:p text:style-name="P5"><text:tab/>- float</text:p>
      <text:p text:style-name="P5"><text:tab/>- double</text:p>
      <text:p text:style-name="P5"/>
      <text:p text:style-name="P8">2.3.- Cadenas de caracteres</text:p>
      <text:p text:style-name="P9"/>
      <text:p text:style-name="P9">Las variables que van a contener palabras o frases se declaran con:</text:p>
      <text:p text:style-name="P9"><text:tab/>- String</text:p>
      <text:p text:style-name="P5"/>
      <text:p text:style-name="P8">2.4.- Operadores aritméticos</text:p>
      <text:p text:style-name="P9"/>
      <text:p text:style-name="P9">+ <text:s text:c="3"/><text:span text:style-name="T7">=====&gt;</text:span> <text:s/>Suma</text:p>
      <text:p text:style-name="P9">- <text:s text:c="4"/><text:span text:style-name="T7">=====&gt;</text:span> <text:s/>Resta</text:p>
      <text:p text:style-name="P9">* <text:s text:c="4"/><text:span text:style-name="T7">=====&gt;</text:span> <text:s/>Multiplicación</text:p>
      <text:p text:style-name="P9">/ <text:s text:c="4"/><text:span text:style-name="T7">=====&gt;</text:span> <text:s/>Divición</text:p>
      <text:p text:style-name="P9">% <text:s text:c="2"/><text:span text:style-name="T7">=====&gt;</text:span> <text:s/>Resto (de la división entera)</text:p>
      <text:p text:style-name="P9">++ <text:s/><text:span text:style-name="T7">=====&gt;</text:span> <text:s/>Incremento (en 1 el valor)</text:p>
      <text:p text:style-name="P9">-- <text:s text:c="3"/><text:span text:style-name="T7">=====&gt;</text:span> <text:s/>Decrementa (en 1 el valor)</text:p>
      <text:p text:style-name="P9"/>
      <text:p text:style-name="P8">2.5.- Asignación de valores a variables</text:p>
      <text:p text:style-name="P9"/>
      <text:p text:style-name="P9">La sentancia de asignación se utiliza para darle un valor a una variable y se utiliza el símbolo "=".</text:p>
      <text:p text:style-name="P9"/>
      <text:p text:style-name="P9">Ejemplo:<text:tab/>x = 10</text:p>
      <text:p text:style-name="P9"/>
      <text:p text:style-name="P8">2.6.- Conversión de tipos (casting)</text:p>
      <text:p text:style-name="P9"/>
      <text:p text:style-name="P9"><text:soft-page-break/>Para la conversión de un tipo a otro utilizaremos la siguiente expresión:</text:p>
      <text:p text:style-name="P9"><text:span text:style-name="T1">(</text:span><text:span text:style-name="T4">tipoAlQueQuieroConvertir</text:span><text:span text:style-name="T1">)(</text:span><text:span text:style-name="T6">variableQueQuieroConvertir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4S</meta:editing-duration>
    <meta:editing-cycles>3</meta:editing-cycles>
    <meta:generator>LibreOffice/5.1.4.2$Windows_X86_64 LibreOffice_project/f99d75f39f1c57ebdd7ffc5f42867c12031db97a</meta:generator>
    <dc:date>2018-10-03T10:45:42.895000000</dc:date>
    <meta:document-statistic meta:table-count="0" meta:image-count="0" meta:object-count="0" meta:page-count="3" meta:paragraph-count="35" meta:word-count="194" meta:character-count="1238" meta:non-whitespace-character-count="1044"/>
    <meta:user-defined meta:name="Info 1"/>
    <meta:user-defined meta:name="Info 2"/>
    <meta:user-defined meta:name="Info 3"/>
    <meta:user-defined meta:name="Info 4"/>
  </office:meta>
</office:document-meta>
</file>